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af748"/>
    </style:style>
    <style:style style:name="P2" style:family="paragraph" style:parent-style-name="Text_20_body">
      <style:text-properties officeooo:paragraph-rsid="000af748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T1" style:family="text">
      <style:text-properties officeooo:rsid="000af748"/>
    </style:style>
    <style:style style:name="T2" style:family="text">
      <style:text-properties fo:language="en" fo:country="US" officeooo:rsid="000af748"/>
    </style:style>
    <style:style style:name="T3" style:family="text">
      <style:text-properties fo:language="cs" fo:country="CZ" officeooo:rsid="000af7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List </text:span></text:span><text:span text:style-name="Strong_20_Emphasis"><text:span text:style-name="T2">[]</text:span></text:span></text:h>
      <text:h text:style-name="P1" text:outline-level="3"><text:span text:style-name="Strong_20_Emphasis">1. Vytvoření seznamu</text:span></text:h>
      <text:h text:style-name="P1" text:outline-level="3"><text:span text:style-name="Strong_20_Emphasis">2. Přístup k prvkům seznamu</text:span></text:h>
      <text:h text:style-name="P1" text:outline-level="3"><text:span text:style-name="Strong_20_Emphasis">3. Změna hodnoty v seznamu</text:span></text:h>
      <text:h text:style-name="P1" text:outline-level="3"><text:span text:style-name="Strong_20_Emphasis">4. Přidání prvků do seznamu</text:span></text:h>
      <text:h text:style-name="P1" text:outline-level="3"><text:span text:style-name="Strong_20_Emphasis">5. Odstranění prvků ze seznamu</text:span></text:h>
      <text:h text:style-name="P1" text:outline-level="3"><text:span text:style-name="Strong_20_Emphasis">6. Iterace přes seznam</text:span></text:h>
      <text:h text:style-name="P1" text:outline-level="3"><text:span text:style-name="Strong_20_Emphasis">7. Délka seznamu</text:span></text:h>
      <text:h text:style-name="P1" text:outline-level="3"><text:span text:style-name="Strong_20_Emphasis">8. Zjištění výskytu hodnoty pomocí </text:span><text:span text:style-name="Source_20_Text">in</text:span></text:h>
      <text:h text:style-name="P1" text:outline-level="3"><text:span text:style-name="Strong_20_Emphasis">9. Výřezy (slicing)</text:span></text:h>
      <text:h text:style-name="P1" text:outline-level="3"><text:span text:style-name="Strong_20_Emphasis">10. Seřazení seznamu</text:span></text:h>
      <text:h text:style-name="P1" text:outline-level="3"><text:span text:style-name="Strong_20_Emphasis">11. Získání indexu prvku pomocí </text:span><text:span text:style-name="Source_20_Text">index()</text:span></text:h>
      <text:h text:style-name="P1" text:outline-level="3"><text:span text:style-name="Strong_20_Emphasis">12. Kopírování seznamu</text:span></text:h>
      <text:h text:style-name="P1" text:outline-level="3"><text:span text:style-name="Strong_20_Emphasis">13. Spojení seznamů pomocí </text:span><text:span text:style-name="Source_20_Text">+</text:span></text:h>
      <text:h text:style-name="P1" text:outline-level="3"><text:span text:style-name="Strong_20_Emphasis">14. Násobení seznamu</text:span></text:h>
      <text:h text:style-name="P1" text:outline-level="3"><text:span text:style-name="Strong_20_Emphasis">1</text:span><text:span text:style-name="Strong_20_Emphasis"><text:span text:style-name="T1">5</text:span></text:span><text:span text:style-name="Strong_20_Emphasis">. Seznamy seznamů (Vnořené seznamy)</text:span></text:h>
      <text:h text:style-name="P1" text:outline-level="3"><text:span text:style-name="Strong_20_Emphasis"><text:span text:style-name="T1">16</text:span></text:span><text:span text:style-name="Strong_20_Emphasis">. List comprehension (Seznamové porozumění)</text:span></text:h>
      <text:h text:style-name="P1" text:outline-level="3"><text:span text:style-name="Strong_20_Emphasis"><text:span text:style-name="T1">17</text:span></text:span><text:span text:style-name="Strong_20_Emphasis">. Třídění seznamů s vlastní klíčovou funkcí</text:span></text:h>
      <text:h text:style-name="P1" text:outline-level="3"><text:span text:style-name="Strong_20_Emphasis"><text:span text:style-name="T1">18</text:span></text:span><text:span text:style-name="Strong_20_Emphasis">. Vyhledávání v seznamu pomocí binárního hledání</text:span></text:h>
      <text:h text:style-name="P1" text:outline-level="3"><text:span text:style-name="Strong_20_Emphasis"><text:span text:style-name="T1">19</text:span></text:span><text:span text:style-name="Strong_20_Emphasis">. Použití </text:span><text:span text:style-name="Source_20_Text">map()</text:span><text:span text:style-name="Strong_20_Emphasis"> a </text:span><text:span text:style-name="Source_20_Text">filter()</text:span></text:h>
      <text:h text:style-name="P1" text:outline-level="3"><text:span text:style-name="Strong_20_Emphasis"><text:span text:style-name="T1">20</text:span></text:span><text:span text:style-name="Strong_20_Emphasis">. Zipování seznamů pomocí </text:span><text:span text:style-name="Source_20_Text">zip()</text:span></text:h>
      <text:h text:style-name="P1" text:outline-level="3"><text:span text:style-name="Strong_20_Emphasis"><text:span text:style-name="T1">21</text:span></text:span><text:span text:style-name="Strong_20_Emphasis">. Seznam jako zásobník (stack) nebo fronta (queue)</text:span></text:h>
      <text:h text:style-name="P1" text:outline-level="3"><text:span text:style-name="Strong_20_Emphasis"><text:span text:style-name="T1">22</text:span></text:span><text:span text:style-name="Strong_20_Emphasis">. Složité podmíněné třídění</text:span></text:h>
      <text:p text:style-name="P2"><text:span text:style-name="Source_20_Text"/></text:p>
      <text:p text:style-name="P2"><text:span text:style-name="Source_20_Text"/></text:p>
      <text:h text:style-name="Heading_20_3" text:outline-level="3"><text:soft-page-break/><text:span text:style-name="Strong_20_Emphasis">1. Vytvoření seznamu</text:span></text:h>
      <text:p text:style-name="Text_20_body">Seznam se vytvoří pomocí hranatých závorek, kde jednotlivé prvky oddělujeme čárkami.</text:p>
      <text:p text:style-name="Preformatted_20_Text"/>
      <text:p text:style-name="P3"><text:span text:style-name="Source_20_Text"># Prázdný seznam</text:span></text:p>
      <text:p text:style-name="P4"><text:span text:style-name="Source_20_Text">seznam = []</text:span></text:p>
      <text:p text:style-name="P4"/>
      <text:p text:style-name="P4"><text:span text:style-name="Source_20_Text"># Seznam čísel</text:span></text:p>
      <text:p text:style-name="P4"><text:span text:style-name="Source_20_Text">cisla = [1, 2, 3, 4, 5]</text:span></text:p>
      <text:p text:style-name="P4"/>
      <text:p text:style-name="P4"><text:span text:style-name="Source_20_Text"># Seznam řetězců</text:span></text:p>
      <text:p text:style-name="P5"><text:span text:style-name="Source_20_Text">ovoce = ["jablko", "banán", "pomeranč"]</text:span></text:p>
      <text:p text:style-name="Horizontal_20_Line"/>
      <text:h text:style-name="Heading_20_3" text:outline-level="3"><text:span text:style-name="Strong_20_Emphasis">2. Přístup k prvkům seznamu</text:span></text:h>
      <text:p text:style-name="Text_20_body">K jednotlivým prvkům seznamu se přistupuje pomocí jejich indexu (začíná od 0).</text:p>
      <text:p text:style-name="Preformatted_20_Text"/>
      <text:p text:style-name="P3"><text:span text:style-name="Source_20_Text">ovoce = ["jablko", "banán", "pomeranč"]</text:span></text:p>
      <text:p text:style-name="P4"/>
      <text:p text:style-name="P4"><text:span text:style-name="Source_20_Text"># Přístup k prvnímu prvku (index 0)</text:span></text:p>
      <text:p text:style-name="P4"><text:span text:style-name="Source_20_Text">print(ovoce[0]) <text:s/># Výstup: jablko</text:span></text:p>
      <text:p text:style-name="P4"/>
      <text:p text:style-name="P4"><text:span text:style-name="Source_20_Text"># Přístup k poslednímu prvku</text:span></text:p>
      <text:p text:style-name="P5"><text:span text:style-name="Source_20_Text">print(ovoce[-1]) <text:s/># Výstup: pomeranč</text:span></text:p>
      <text:p text:style-name="Horizontal_20_Line"/>
      <text:h text:style-name="Heading_20_3" text:outline-level="3"><text:span text:style-name="Strong_20_Emphasis">3. Změna hodnoty v seznamu</text:span></text:h>
      <text:p text:style-name="Text_20_body">Hodnoty v seznamu lze měnit přímým přístupem pomocí indexu.</text:p>
      <text:p text:style-name="Preformatted_20_Text"/>
      <text:p text:style-name="P3"><text:span text:style-name="Source_20_Text">ovoce = ["jablko", "banán", "pomeranč"]</text:span></text:p>
      <text:p text:style-name="P4"/>
      <text:p text:style-name="P4"><text:span text:style-name="Source_20_Text"># Změníme druhý prvek na "hruška"</text:span></text:p>
      <text:p text:style-name="P4"><text:span text:style-name="Source_20_Text">ovoce[1] = "hruška"</text:span></text:p>
      <text:p text:style-name="P5"><text:span text:style-name="Source_20_Text">print(ovoce) <text:s/># Výstup: ['jablko', 'hruška', 'pomeranč']</text:span></text:p>
      <text:p text:style-name="Horizontal_20_Line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4. Přidání prvků do seznamu</text:span></text:h>
      <text:p text:style-name="Text_20_body">Existuje několik způsobů, jak přidávat prvky do seznamu.</text:p>
      <text:h text:style-name="Heading_20_4" text:outline-level="4">a) <text:span text:style-name="Strong_20_Emphasis">Přidání jednoho prvku pomocí </text:span><text:span text:style-name="Strong_20_Emphasis"><text:span text:style-name="Source_20_Text">append()</text:span></text:span></text:h>
      <text:p text:style-name="Text_20_body">Přidá prvek na konec seznamu.</text:p>
      <text:p text:style-name="Preformatted_20_Text"/>
      <text:p text:style-name="P3"><text:span text:style-name="Source_20_Text">ovoce = ["jablko", "banán"]</text:span></text:p>
      <text:p text:style-name="P4"><text:span text:style-name="Source_20_Text">ovoce.append("pomeranč")</text:span></text:p>
      <text:p text:style-name="P5"><text:span text:style-name="Source_20_Text">print(ovoce) <text:s/># Výstup: ['jablko', 'banán', 'pomeranč']</text:span></text:p>
      <text:h text:style-name="Heading_20_4" text:outline-level="4">b) <text:span text:style-name="Strong_20_Emphasis">Přidání více prvků pomocí </text:span><text:span text:style-name="Strong_20_Emphasis"><text:span text:style-name="Source_20_Text">extend()</text:span></text:span></text:h>
      <text:p text:style-name="Text_20_body">Rozšíří seznam o prvky jiného seznamu.</text:p>
      <text:p text:style-name="Preformatted_20_Text"/>
      <text:p text:style-name="P3"><text:span text:style-name="Source_20_Text">ovoce = ["jablko", "banán"]</text:span></text:p>
      <text:p text:style-name="P4"><text:span text:style-name="Source_20_Text">ovoce.extend(["pomeranč", "hruška"])</text:span></text:p>
      <text:p text:style-name="P5"><text:span text:style-name="Source_20_Text">print(ovoce) <text:s/># Výstup: ['jablko', 'banán', 'pomeranč', 'hruška']</text:span></text:p>
      <text:h text:style-name="Heading_20_4" text:outline-level="4">c) <text:span text:style-name="Strong_20_Emphasis">Přidání prvku na určitou pozici pomocí </text:span><text:span text:style-name="Strong_20_Emphasis"><text:span text:style-name="Source_20_Text">insert()</text:span></text:span></text:h>
      <text:p text:style-name="Text_20_body">Přidá prvek na konkrétní index.</text:p>
      <text:p text:style-name="Preformatted_20_Text">python</text:p>
      <text:p text:style-name="Preformatted_20_Text">Zkopírovat kód</text:p>
      <text:p text:style-name="P3"><text:span text:style-name="Source_20_Text">ovoce = ["jablko", "banán"]</text:span></text:p>
      <text:p text:style-name="P4"><text:span text:style-name="Source_20_Text">ovoce.insert(1, "hruška")</text:span></text:p>
      <text:p text:style-name="P5"><text:span text:style-name="Source_20_Text">print(ovoce) <text:s/># Výstup: ['jablko', 'hruška', 'banán']</text:span></text:p>
      <text:p text:style-name="Horizontal_20_Line"/>
      <text:h text:style-name="Heading_20_3" text:outline-level="3"><text:span text:style-name="Strong_20_Emphasis">5. Odstranění prvků ze seznamu</text:span></text:h>
      <text:p text:style-name="Text_20_body">Existuje několik způsobů, jak odstranit prvky ze seznamu.</text:p>
      <text:h text:style-name="Heading_20_4" text:outline-level="4">a) <text:span text:style-name="Strong_20_Emphasis">Odstranění posledního prvku pomocí </text:span><text:span text:style-name="Strong_20_Emphasis"><text:span text:style-name="Source_20_Text">pop()</text:span></text:span></text:h>
      <text:p text:style-name="Text_20_body">Odstraní poslední prvek seznamu a vrátí ho.</text:p>
      <text:p text:style-name="Preformatted_20_Text"/>
      <text:p text:style-name="P3"><text:span text:style-name="Source_20_Text">ovoce = ["jablko", "banán", "pomeranč"]</text:span></text:p>
      <text:p text:style-name="P4"><text:span text:style-name="Source_20_Text">ovoce.pop()</text:span></text:p>
      <text:p text:style-name="P5"><text:span text:style-name="Source_20_Text">print(ovoce) <text:s/># Výstup: ['jablko', 'banán']</text:span></text:p>
      <text:h text:style-name="Heading_20_4" text:outline-level="4">b) <text:span text:style-name="Strong_20_Emphasis">Odstranění prvku na určitém indexu pomocí </text:span><text:span text:style-name="Strong_20_Emphasis"><text:span text:style-name="Source_20_Text">pop(index)</text:span></text:span></text:h>
      <text:p text:style-name="Text_20_body">Odstraní prvek na specifickém indexu.</text:p>
      <text:p text:style-name="Preformatted_20_Text"/>
      <text:p text:style-name="P3"><text:span text:style-name="Source_20_Text">ovoce = ["jablko", "banán", "pomeranč"]</text:span></text:p>
      <text:p text:style-name="P4"><text:span text:style-name="Source_20_Text">ovoce.pop(1)</text:span></text:p>
      <text:p text:style-name="P5"><text:span text:style-name="Source_20_Text">print(ovoce) <text:s/># Výstup: ['jablko', 'pomeranč']</text:span></text:p>
      <text:h text:style-name="Heading_20_4" text:outline-level="4">c) <text:span text:style-name="Strong_20_Emphasis">Odstranění prvku podle hodnoty pomocí </text:span><text:span text:style-name="Strong_20_Emphasis"><text:span text:style-name="Source_20_Text">remove()</text:span></text:span></text:h>
      <text:p text:style-name="Text_20_body">Odstraní první výskyt prvku se zadanou hodnotou.</text:p>
      <text:p text:style-name="Preformatted_20_Text"><text:soft-page-break/></text:p>
      <text:p text:style-name="P3"><text:span text:style-name="Source_20_Text">ovoce = ["jablko", "banán", "pomeranč"]</text:span></text:p>
      <text:p text:style-name="P4"><text:span text:style-name="Source_20_Text">ovoce.remove("banán")</text:span></text:p>
      <text:p text:style-name="P5"><text:span text:style-name="Source_20_Text">print(ovoce) <text:s/># Výstup: ['jablko', 'pomeranč']</text:span></text:p>
      <text:h text:style-name="Heading_20_4" text:outline-level="4">d) <text:span text:style-name="Strong_20_Emphasis">Odstranění všech prvků pomocí </text:span><text:span text:style-name="Strong_20_Emphasis"><text:span text:style-name="Source_20_Text">clear()</text:span></text:span></text:h>
      <text:p text:style-name="Text_20_body">Vymaže všechny prvky seznamu.</text:p>
      <text:p text:style-name="Preformatted_20_Text"/>
      <text:p text:style-name="P3"><text:span text:style-name="Source_20_Text">ovoce = ["jablko", "banán", "pomeranč"]</text:span></text:p>
      <text:p text:style-name="P4"><text:span text:style-name="Source_20_Text">ovoce.clear()</text:span></text:p>
      <text:p text:style-name="P5"><text:span text:style-name="Source_20_Text">print(ovoce) <text:s/># Výstup: []</text:span></text:p>
      <text:p text:style-name="Horizontal_20_Line"/>
      <text:h text:style-name="Heading_20_3" text:outline-level="3"><text:span text:style-name="Strong_20_Emphasis">6. Iterace přes seznam</text:span></text:h>
      <text:p text:style-name="Text_20_body">Pomocí cyklu <text:span text:style-name="Source_20_Text">for</text:span> lze projít všechny prvky seznamu.</text:p>
      <text:p text:style-name="Preformatted_20_Text"/>
      <text:p text:style-name="P3"><text:span text:style-name="Source_20_Text">ovoce = ["jablko", "banán", "pomeranč"]</text:span></text:p>
      <text:p text:style-name="P4"/>
      <text:p text:style-name="P4"><text:span text:style-name="Source_20_Text">for ovoce_item in ovoce:</text:span></text:p>
      <text:p text:style-name="P5"><text:span text:style-name="Source_20_Text"><text:s text:c="4"/>print(ovoce_item)</text:span></text:p>
      <text:p text:style-name="Text_20_body">Výstup:</text:p>
      <text:p text:style-name="P3"><text:span text:style-name="Source_20_Text">jablko</text:span></text:p>
      <text:p text:style-name="P4"><text:span text:style-name="Source_20_Text">banán</text:span></text:p>
      <text:p text:style-name="P5"><text:span text:style-name="Source_20_Text">pomeranč</text:span></text:p>
      <text:p text:style-name="Horizontal_20_Line"/>
      <text:h text:style-name="Heading_20_3" text:outline-level="3"><text:span text:style-name="Strong_20_Emphasis">7. Délka seznamu</text:span></text:h>
      <text:p text:style-name="Text_20_body">Počet prvků v seznamu lze zjistit pomocí funkce <text:span text:style-name="Source_20_Text">len()</text:span>.</text:p>
      <text:p text:style-name="P3"><text:span text:style-name="Source_20_Text">ovoce = ["jablko", "banán", "pomeranč"]</text:span></text:p>
      <text:p text:style-name="P5"><text:span text:style-name="Source_20_Text">print(len(ovoce)) <text:s/># Výstup: 3</text:span></text:p>
      <text:p text:style-name="Horizontal_20_Line"/>
      <text:h text:style-name="Heading_20_3" text:outline-level="3"><text:span text:style-name="Strong_20_Emphasis">8. Zjištění výskytu hodnoty pomocí </text:span><text:span text:style-name="Strong_20_Emphasis"><text:span text:style-name="Source_20_Text">in</text:span></text:span></text:h>
      <text:p text:style-name="Text_20_body">Ověří, zda je hodnota v seznamu.</text:p>
      <text:p text:style-name="Preformatted_20_Text"/>
      <text:p text:style-name="P3"><text:span text:style-name="Source_20_Text">ovoce = ["jablko", "banán", "pomeranč"]</text:span></text:p>
      <text:p text:style-name="P5"><text:span text:style-name="Source_20_Text">print("banán" in ovoce) <text:s/># Výstup: True</text:span></text:p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9. Výřezy (slicing)</text:span></text:h>
      <text:p text:style-name="Text_20_body">Výřezy umožňují přístup k podseznamu pomocí rozsahu indexů.</text:p>
      <text:p text:style-name="Preformatted_20_Text"/>
      <text:p text:style-name="P3"><text:span text:style-name="Source_20_Text">cisla = [0, 1, 2, 3, 4, 5]</text:span></text:p>
      <text:p text:style-name="P4"/>
      <text:p text:style-name="P4"><text:span text:style-name="Source_20_Text"># Prvky od indexu 1 do 3 (exkluzivně)</text:span></text:p>
      <text:p text:style-name="P4"><text:span text:style-name="Source_20_Text">print(cisla[1:4]) <text:s/># Výstup: [1, 2, 3]</text:span></text:p>
      <text:p text:style-name="P4"/>
      <text:p text:style-name="P4"><text:span text:style-name="Source_20_Text"># Všechny prvky od indexu 2 do konce</text:span></text:p>
      <text:p text:style-name="P4"><text:span text:style-name="Source_20_Text">print(cisla[2:]) <text:s/># Výstup: [2, 3, 4, 5]</text:span></text:p>
      <text:p text:style-name="P4"/>
      <text:p text:style-name="P4"><text:span text:style-name="Source_20_Text"># Prvky od začátku do indexu 3 (exkluzivně)</text:span></text:p>
      <text:p text:style-name="P5"><text:span text:style-name="Source_20_Text">print(cisla[:3]) <text:s/># Výstup: [0, 1, 2]</text:span></text:p>
      <text:p text:style-name="Horizontal_20_Line"/>
      <text:h text:style-name="Heading_20_3" text:outline-level="3"><text:span text:style-name="Strong_20_Emphasis">10. Seřazení seznamu</text:span></text:h>
      <text:h text:style-name="Heading_20_4" text:outline-level="4">a) <text:span text:style-name="Strong_20_Emphasis">Seřazení seznamu vzestupně pomocí </text:span><text:span text:style-name="Strong_20_Emphasis"><text:span text:style-name="Source_20_Text">sort()</text:span></text:span></text:h>
      <text:p text:style-name="Text_20_body">Seznam se seřadí přímo.</text:p>
      <text:p text:style-name="Preformatted_20_Text"/>
      <text:p text:style-name="P3"><text:span text:style-name="Source_20_Text">cisla = [3, 1, 4, 2]</text:span></text:p>
      <text:p text:style-name="P4"><text:span text:style-name="Source_20_Text">cisla.sort()</text:span></text:p>
      <text:p text:style-name="P5"><text:span text:style-name="Source_20_Text">print(cisla) <text:s/># Výstup: [1, 2, 3, 4]</text:span></text:p>
      <text:h text:style-name="Heading_20_4" text:outline-level="4">b) <text:span text:style-name="Strong_20_Emphasis">Seřazení seznamu sestupně pomocí </text:span><text:span text:style-name="Strong_20_Emphasis"><text:span text:style-name="Source_20_Text">sort(reverse=True)</text:span></text:span></text:h>
      <text:p text:style-name="Text_20_body">Seřadí seznam v opačném pořadí.</text:p>
      <text:p text:style-name="Preformatted_20_Text"/>
      <text:p text:style-name="P3"><text:span text:style-name="Source_20_Text">cisla = [3, 1, 4, 2]</text:span></text:p>
      <text:p text:style-name="P4"><text:span text:style-name="Source_20_Text">cisla.sort(reverse=True)</text:span></text:p>
      <text:p text:style-name="P5"><text:span text:style-name="Source_20_Text">print(cisla) <text:s/># Výstup: [4, 3, 2, 1]</text:span></text:p>
      <text:h text:style-name="Heading_20_4" text:outline-level="4">c) <text:span text:style-name="Strong_20_Emphasis">Vrácení nově seřazeného seznamu pomocí </text:span><text:span text:style-name="Strong_20_Emphasis"><text:span text:style-name="Source_20_Text">sorted()</text:span></text:span></text:h>
      <text:p text:style-name="Text_20_body">Vrátí nový seřazený seznam, ale nemění původní.</text:p>
      <text:p text:style-name="Preformatted_20_Text"/>
      <text:p text:style-name="P3"><text:span text:style-name="Source_20_Text">cisla = [3, 1, 4, 2]</text:span></text:p>
      <text:p text:style-name="P4"><text:span text:style-name="Source_20_Text">novy_seznam = sorted(cisla)</text:span></text:p>
      <text:p text:style-name="P4"><text:span text:style-name="Source_20_Text">print(novy_seznam) <text:s/># Výstup: [1, 2, 3, 4]</text:span></text:p>
      <text:p text:style-name="P5"><text:span text:style-name="Source_20_Text">print(cisla) <text:s text:c="7"/># Výstup: [3, 1, 4, 2]</text:span></text:p>
      <text:p text:style-name="Horizontal_20_Line"/>
      <text:h text:style-name="Heading_20_3" text:outline-level="3"><text:span text:style-name="Strong_20_Emphasis">11. Získání indexu prvku pomocí </text:span><text:span text:style-name="Strong_20_Emphasis"><text:span text:style-name="Source_20_Text">index()</text:span></text:span></text:h>
      <text:p text:style-name="Text_20_body">Vrátí index prvního výskytu zadané hodnoty.</text:p>
      <text:p text:style-name="Preformatted_20_Text"/>
      <text:p text:style-name="P3"><text:span text:style-name="Source_20_Text">ovoce = ["jablko", "banán", "pomeranč"]</text:span></text:p>
      <text:p text:style-name="P5"><text:span text:style-name="Source_20_Text">print(ovoce.index("banán")) <text:s/># Výstup: 1</text:span></text:p>
      <text:p text:style-name="Horizontal_20_Line"/>
      <text:h text:style-name="Heading_20_3" text:outline-level="3"><text:soft-page-break/><text:span text:style-name="Strong_20_Emphasis">12. Kopírování seznamu</text:span></text:h>
      <text:h text:style-name="Heading_20_4" text:outline-level="4">a) <text:span text:style-name="Strong_20_Emphasis">Povrchová kopie pomocí </text:span><text:span text:style-name="Strong_20_Emphasis"><text:span text:style-name="Source_20_Text">copy()</text:span></text:span></text:h>
      <text:p text:style-name="Text_20_body">Vytvoří novou kopii seznamu.</text:p>
      <text:p text:style-name="Preformatted_20_Text"/>
      <text:p text:style-name="P3"><text:span text:style-name="Source_20_Text">ovoce = ["jablko", "banán", "pomeranč"]</text:span></text:p>
      <text:p text:style-name="P4"><text:span text:style-name="Source_20_Text">kopie = ovoce.copy()</text:span></text:p>
      <text:p text:style-name="P5"><text:span text:style-name="Source_20_Text">print(kopie) <text:s/># Výstup: ['jablko', 'banán', 'pomeranč']</text:span></text:p>
      <text:h text:style-name="Heading_20_4" text:outline-level="4">b) <text:span text:style-name="Strong_20_Emphasis">Hluboká kopie pomocí </text:span><text:span text:style-name="Strong_20_Emphasis"><text:span text:style-name="Source_20_Text">[:]</text:span></text:span></text:h>
      <text:p text:style-name="Text_20_body">Tato metoda také vytvoří kopii seznamu.</text:p>
      <text:p text:style-name="Preformatted_20_Text"/>
      <text:p text:style-name="P3"><text:span text:style-name="Source_20_Text">ovoce = ["jablko", "banán", "pomeranč"]</text:span></text:p>
      <text:p text:style-name="P4"><text:span text:style-name="Source_20_Text">kopie = ovoce[:]</text:span></text:p>
      <text:p text:style-name="P5"><text:span text:style-name="Source_20_Text">print(kopie) <text:s/># Výstup: ['jablko', 'banán', 'pomeranč']</text:span></text:p>
      <text:p text:style-name="Horizontal_20_Line"/>
      <text:h text:style-name="Heading_20_3" text:outline-level="3"><text:span text:style-name="Strong_20_Emphasis">13. Spojení seznamů pomocí </text:span><text:span text:style-name="Strong_20_Emphasis"><text:span text:style-name="Source_20_Text">+</text:span></text:span></text:h>
      <text:p text:style-name="Preformatted_20_Text"/>
      <text:p text:style-name="P3"><text:span text:style-name="Source_20_Text">seznam1 = [1, 2]</text:span></text:p>
      <text:p text:style-name="P4"><text:span text:style-name="Source_20_Text">seznam2 = [3, 4]</text:span></text:p>
      <text:p text:style-name="P4"><text:span text:style-name="Source_20_Text">spojeny_seznam = seznam1 + seznam2</text:span></text:p>
      <text:p text:style-name="P5"><text:span text:style-name="Source_20_Text">print(spojeny_seznam) <text:s/># Výstup: [1, 2, 3, 4]</text:span></text:p>
      <text:p text:style-name="Horizontal_20_Line"/>
      <text:h text:style-name="Heading_20_3" text:outline-level="3"><text:span text:style-name="Strong_20_Emphasis">14. Násobení seznamu</text:span></text:h>
      <text:p text:style-name="Text_20_body">Násobení seznamu opakuje jeho prvky.</text:p>
      <text:p text:style-name="Preformatted_20_Text"/>
      <text:p text:style-name="P3"><text:span text:style-name="Source_20_Text">cisla = [0, 1]</text:span></text:p>
      <text:p text:style-name="P4"><text:span text:style-name="Source_20_Text">opakovane = cisla * 3</text:span></text:p>
      <text:p text:style-name="P5"><text:span text:style-name="Source_20_Text">print(opakovane) <text:s/># Výstup: [0, 1, 0, 1, 0, 1]</text:span></text:p>
      <text:h text:style-name="Heading_20_3" text:outline-level="3"><text:span text:style-name="Strong_20_Emphasis">1</text:span><text:span text:style-name="Strong_20_Emphasis"><text:span text:style-name="T1">5</text:span></text:span><text:span text:style-name="Strong_20_Emphasis">. Seznamy seznamů (Vnořené seznamy)</text:span></text:h>
      <text:p text:style-name="Text_20_body">Seznam může obsahovat další seznamy jako prvky.</text:p>
      <text:p text:style-name="Preformatted_20_Text"/>
      <text:p text:style-name="P3"><text:span text:style-name="Source_20_Text">matrix = [</text:span></text:p>
      <text:p text:style-name="P4"><text:span text:style-name="Source_20_Text"><text:s text:c="4"/>[1, 2, 3],</text:span></text:p>
      <text:p text:style-name="P4"><text:span text:style-name="Source_20_Text"><text:s text:c="4"/>[4, 5, 6],</text:span></text:p>
      <text:p text:style-name="P4"><text:span text:style-name="Source_20_Text"><text:s text:c="4"/>[7, 8, 9]</text:span></text:p>
      <text:p text:style-name="P4"><text:span text:style-name="Source_20_Text">]</text:span></text:p>
      <text:p text:style-name="P4"/>
      <text:p text:style-name="P4"><text:span text:style-name="Source_20_Text"># Přístup k prvku vnořeného seznamu</text:span></text:p>
      <text:p text:style-name="P4"><text:span text:style-name="Source_20_Text">print(matrix[0][1]) <text:s/># Výstup: 2</text:span></text:p>
      <text:p text:style-name="P4"/>
      <text:p text:style-name="P4"><text:span text:style-name="Source_20_Text"># Iterace přes všechny prvky vnořeného seznamu</text:span></text:p>
      <text:p text:style-name="P4"><text:span text:style-name="Source_20_Text">for row in matrix:</text:span></text:p>
      <text:p text:style-name="P4"><text:span text:style-name="Source_20_Text"><text:s text:c="4"/>for item in row:</text:span></text:p>
      <text:p text:style-name="P5"><text:span text:style-name="Source_20_Text"><text:s text:c="8"/>print(item, end=" ")</text:span></text:p>
      <text:p text:style-name="Horizontal_20_Line"/>
      <text:h text:style-name="Heading_20_3" text:outline-level="3"><text:soft-page-break/><text:span text:style-name="Strong_20_Emphasis"><text:span text:style-name="T1">16</text:span></text:span><text:span text:style-name="Strong_20_Emphasis">. List comprehension (Seznamové porozumění)</text:span></text:h>
      <text:p text:style-name="Text_20_body">Jednoduchá a efektivní syntaxe pro generování nových seznamů na základě existujících seznamů.</text:p>
      <text:h text:style-name="Heading_20_4" text:outline-level="4">a) <text:span text:style-name="Strong_20_Emphasis">Základní list comprehension</text:span></text:h>
      <text:p text:style-name="Preformatted_20_Text"/>
      <text:p text:style-name="P3"><text:span text:style-name="Source_20_Text">cisla = [1, 2, 3, 4, 5]</text:span></text:p>
      <text:p text:style-name="P4"/>
      <text:p text:style-name="P4"><text:span text:style-name="Source_20_Text"># Vytvoření nového seznamu, kde jsou všechny prvky zdvojnásobeny</text:span></text:p>
      <text:p text:style-name="P4"><text:span text:style-name="Source_20_Text">dvojnasobna = [x * 2 for x in cisla]</text:span></text:p>
      <text:p text:style-name="P5"><text:span text:style-name="Source_20_Text">print(dvojnasobna) <text:s/># Výstup: [2, 4, 6, 8, 10]</text:span></text:p>
      <text:h text:style-name="Heading_20_4" text:outline-level="4">b) <text:span text:style-name="Strong_20_Emphasis">List comprehension s podmínkou</text:span></text:h>
      <text:p text:style-name="Preformatted_20_Text"/>
      <text:p text:style-name="P3"><text:span text:style-name="Source_20_Text">cisla = [1, 2, 3, 4, 5]</text:span></text:p>
      <text:p text:style-name="P4"/>
      <text:p text:style-name="P4"><text:span text:style-name="Source_20_Text"># Vytvoření seznamu pouze z čísel větších než 2</text:span></text:p>
      <text:p text:style-name="P4"><text:span text:style-name="Source_20_Text">vetsi_nez_2 = [x for x in cisla if x &gt; 2]</text:span></text:p>
      <text:p text:style-name="P5"><text:span text:style-name="Source_20_Text">print(vetsi_nez_2) <text:s/># Výstup: [3, 4, 5]</text:span></text:p>
      <text:h text:style-name="Heading_20_4" text:outline-level="4">c) <text:span text:style-name="Strong_20_Emphasis">Vnořený list comprehension</text:span></text:h>
      <text:p text:style-name="Text_20_body">Vnořené seznamové porozumění pro práci s maticemi nebo složitějšími datovými strukturami.</text:p>
      <text:p text:style-name="Preformatted_20_Text"/>
      <text:p text:style-name="P3"><text:span text:style-name="Source_20_Text">matrix = [[1, 2, 3], [4, 5, 6], [7, 8, 9]]</text:span></text:p>
      <text:p text:style-name="P4"/>
      <text:p text:style-name="P4"><text:span text:style-name="Source_20_Text"># Transpozice matice (výměna řádků a sloupců)</text:span></text:p>
      <text:p text:style-name="P4"><text:span text:style-name="Source_20_Text">transponovana = [[row[i] for row in matrix] for i in range(len(matrix[0]))]</text:span></text:p>
      <text:p text:style-name="P5"><text:span text:style-name="Source_20_Text">print(transponovana) <text:s/># Výstup: [[1, 4, 7], [2, 5, 8], [3, 6, 9]]</text:span></text:p>
      <text:p text:style-name="Horizontal_20_Line"/>
      <text:h text:style-name="Heading_20_3" text:outline-level="3"><text:span text:style-name="Strong_20_Emphasis"><text:span text:style-name="T1">17</text:span></text:span><text:span text:style-name="Strong_20_Emphasis">. Třídění seznamů s vlastní klíčovou funkcí</text:span></text:h>
      <text:p text:style-name="Text_20_body">Můžeš specifikovat vlastní klíč, podle kterého se seznam seřadí.</text:p>
      <text:p text:style-name="Preformatted_20_Text"/>
      <text:p text:style-name="P3"><text:span text:style-name="Source_20_Text">ovoce = ["jablko", "banán", "pomeranč", "kiwi"]</text:span></text:p>
      <text:p text:style-name="P4"/>
      <text:p text:style-name="P4"><text:span text:style-name="Source_20_Text"># Seřadíme podle délky slova</text:span></text:p>
      <text:p text:style-name="P4"><text:span text:style-name="Source_20_Text">ovoce.sort(key=len)</text:span></text:p>
      <text:p text:style-name="P5"><text:span text:style-name="Source_20_Text">print(ovoce) <text:s/># Výstup: ['kiwi', 'banán', 'jablko', 'pomeranč']</text:span></text:p>
      <text:p text:style-name="Text_20_body">Můžeš použít i složitější funkce jako klíče. Například řazení seznamu tuple podle druhé hodnoty v tuple:</text:p>
      <text:p text:style-name="Preformatted_20_Text"/>
      <text:p text:style-name="P3"><text:span text:style-name="Source_20_Text">studenti = [("Petr", 90), ("Lucie", 85), ("Karel", 92), ("Eva", 75)]</text:span></text:p>
      <text:p text:style-name="P4"/>
      <text:p text:style-name="P4"><text:span text:style-name="Source_20_Text"># Seřadíme podle skóre (druhý prvek tuple)</text:span></text:p>
      <text:p text:style-name="P4"><text:span text:style-name="Source_20_Text">studenti.sort(key=lambda x: x[1])</text:span></text:p>
      <text:p text:style-name="P5"><text:span text:style-name="Source_20_Text">print(studenti) <text:s/># Výstup: [('Eva', 75), ('Lucie', 85), ('Petr', 90), ('Karel', 92)]</text:span></text:p>
      <text:p text:style-name="Horizontal_20_Line"/>
      <text:h text:style-name="Heading_20_3" text:outline-level="3"><text:soft-page-break/><text:span text:style-name="Strong_20_Emphasis"><text:span text:style-name="T1">18</text:span></text:span><text:span text:style-name="Strong_20_Emphasis">. Vyhledávání v seznamu pomocí binárního hledání</text:span></text:h>
      <text:p text:style-name="Text_20_body">Pro vyhledávání v seřazeném seznamu je binární hledání velmi efektivní. Python nabízí modul <text:span text:style-name="Source_20_Text">bisect</text:span> pro implementaci binárního vyhledávání.</text:p>
      <text:p text:style-name="Preformatted_20_Text"/>
      <text:p text:style-name="P3"><text:span text:style-name="Source_20_Text">import bisect</text:span></text:p>
      <text:p text:style-name="P4"/>
      <text:p text:style-name="P4"><text:span text:style-name="Source_20_Text">seznam = [1, 2, 4, 5, 7, 8, 9]</text:span></text:p>
      <text:p text:style-name="P4"/>
      <text:p text:style-name="P4"><text:span text:style-name="Source_20_Text"># Najdeme index, kam by se mělo vložit číslo 6</text:span></text:p>
      <text:p text:style-name="P4"><text:span text:style-name="Source_20_Text">index = bisect.bisect(seznam, 6)</text:span></text:p>
      <text:p text:style-name="P4"><text:span text:style-name="Source_20_Text">print(index) <text:s/># Výstup: 4</text:span></text:p>
      <text:p text:style-name="P4"/>
      <text:p text:style-name="P4"><text:span text:style-name="Source_20_Text"># Vložení čísla 6 na správné místo</text:span></text:p>
      <text:p text:style-name="P4"><text:span text:style-name="Source_20_Text">bisect.insort(seznam, 6)</text:span></text:p>
      <text:p text:style-name="P5"><text:span text:style-name="Source_20_Text">print(seznam) <text:s/># Výstup: [1, 2, 4, 5, 6, 7, 8, 9]</text:span></text:p>
      <text:p text:style-name="Horizontal_20_Line"/>
      <text:h text:style-name="Heading_20_3" text:outline-level="3"><text:span text:style-name="Strong_20_Emphasis"><text:span text:style-name="T1">19</text:span></text:span><text:span text:style-name="Strong_20_Emphasis">. Použití </text:span><text:span text:style-name="Strong_20_Emphasis"><text:span text:style-name="Source_20_Text">map()</text:span></text:span><text:span text:style-name="Strong_20_Emphasis"> a </text:span><text:span text:style-name="Strong_20_Emphasis"><text:span text:style-name="Source_20_Text">filter()</text:span></text:span></text:h>
      <text:p text:style-name="Text_20_body">Tyto funkce ti umožňují efektivně aplikovat funkci na seznam nebo filtrovat jeho prvky.</text:p>
      <text:h text:style-name="Heading_20_4" text:outline-level="4">a) <text:span text:style-name="Strong_20_Emphasis"><text:span text:style-name="Source_20_Text">map()</text:span></text:span><text:span text:style-name="Strong_20_Emphasis"> – Aplikování funkce na každý prvek seznamu</text:span></text:h>
      <text:p text:style-name="Preformatted_20_Text"/>
      <text:p text:style-name="P3"><text:span text:style-name="Source_20_Text">cisla = [1, 2, 3, 4]</text:span></text:p>
      <text:p text:style-name="P4"/>
      <text:p text:style-name="P4"><text:span text:style-name="Source_20_Text"># Zdvojnásobení každého čísla</text:span></text:p>
      <text:p text:style-name="P4"><text:span text:style-name="Source_20_Text">dvojnasobna = list(map(lambda x: x * 2, cisla))</text:span></text:p>
      <text:p text:style-name="P5"><text:span text:style-name="Source_20_Text">print(dvojnasobna) <text:s/># Výstup: [2, 4, 6, 8]</text:span></text:p>
      <text:h text:style-name="Heading_20_4" text:outline-level="4">b) <text:span text:style-name="Strong_20_Emphasis"><text:span text:style-name="Source_20_Text">filter()</text:span></text:span><text:span text:style-name="Strong_20_Emphasis"> – Filtrování seznamu na základě podmínky</text:span></text:h>
      <text:p text:style-name="Preformatted_20_Text"/>
      <text:p text:style-name="P3"><text:span text:style-name="Source_20_Text">cisla = [1, 2, 3, 4, 5]</text:span></text:p>
      <text:p text:style-name="P4"/>
      <text:p text:style-name="P4"><text:span text:style-name="Source_20_Text"># Výběr pouze čísel větších než 2</text:span></text:p>
      <text:p text:style-name="P4"><text:span text:style-name="Source_20_Text">vetsi_nez_2 = list(filter(lambda x: x &gt; 2, cisla))</text:span></text:p>
      <text:p text:style-name="P5"><text:span text:style-name="Source_20_Text">print(vetsi_nez_2) <text:s/># Výstup: [3, 4, 5]</text:span></text:p>
      <text:p text:style-name="Horizontal_20_Line"/>
      <text:h text:style-name="Heading_20_3" text:outline-level="3"><text:span text:style-name="Strong_20_Emphasis"><text:span text:style-name="T1">20</text:span></text:span><text:span text:style-name="Strong_20_Emphasis">. Zipování seznamů pomocí </text:span><text:span text:style-name="Strong_20_Emphasis"><text:span text:style-name="Source_20_Text">zip()</text:span></text:span></text:h>
      <text:p text:style-name="Text_20_body">Funkce <text:span text:style-name="Source_20_Text">zip()</text:span> propojí dva nebo více seznamů a vrátí seznam tuple, kde každý tuple obsahuje prvky na stejných indexech v původních seznamech.</text:p>
      <text:p text:style-name="Preformatted_20_Text"/>
      <text:p text:style-name="P3"><text:span text:style-name="Source_20_Text">jmena = ["Petr", "Lucie", "Karel"]</text:span></text:p>
      <text:p text:style-name="P4"><text:span text:style-name="Source_20_Text">znamky = [90, 85, 92]</text:span></text:p>
      <text:p text:style-name="P4"/>
      <text:p text:style-name="P4"><text:span text:style-name="Source_20_Text"># Spojení seznamů jmen a známek</text:span></text:p>
      <text:p text:style-name="P4"><text:span text:style-name="Source_20_Text">zipped = list(zip(jmena, znamky))</text:span></text:p>
      <text:p text:style-name="P5"><text:span text:style-name="Source_20_Text">print(zipped) <text:s/># Výstup: [('Petr', 90), ('Lucie', 85), ('Karel', 92)]</text:span></text:p>
      <text:p text:style-name="Horizontal_20_Line"/>
      <text:h text:style-name="Heading_20_3" text:outline-level="3"><text:soft-page-break/><text:span text:style-name="Strong_20_Emphasis"><text:span text:style-name="T1">21</text:span></text:span><text:span text:style-name="Strong_20_Emphasis">. Seznam jako zásobník (stack) nebo fronta (queue)</text:span></text:h>
      <text:h text:style-name="Heading_20_4" text:outline-level="4">a) <text:span text:style-name="Strong_20_Emphasis">Zásobník (LIFO – Last In, First Out)</text:span></text:h>
      <text:p text:style-name="Text_20_body">Seznam lze použít jako zásobník pomocí metod <text:span text:style-name="Source_20_Text">append()</text:span> a <text:span text:style-name="Source_20_Text">pop()</text:span>.</text:p>
      <text:p text:style-name="Preformatted_20_Text"/>
      <text:p text:style-name="P3"><text:span text:style-name="Source_20_Text">stack = []</text:span></text:p>
      <text:p text:style-name="P4"/>
      <text:p text:style-name="P4"><text:span text:style-name="Source_20_Text"># Přidání prvků na zásobník</text:span></text:p>
      <text:p text:style-name="P4"><text:span text:style-name="Source_20_Text">stack.append(1)</text:span></text:p>
      <text:p text:style-name="P4"><text:span text:style-name="Source_20_Text">stack.append(2)</text:span></text:p>
      <text:p text:style-name="P4"><text:span text:style-name="Source_20_Text">stack.append(3)</text:span></text:p>
      <text:p text:style-name="P4"/>
      <text:p text:style-name="P4"><text:span text:style-name="Source_20_Text"># Odebrání prvku z vrcholu zásobníku</text:span></text:p>
      <text:p text:style-name="P4"><text:span text:style-name="Source_20_Text">print(stack.pop()) <text:s/># Výstup: 3</text:span></text:p>
      <text:p text:style-name="P5"><text:span text:style-name="Source_20_Text">print(stack) <text:s text:c="7"/># Výstup: [1, 2]</text:span></text:p>
      <text:h text:style-name="Heading_20_4" text:outline-level="4">b) <text:span text:style-name="Strong_20_Emphasis">Fronta (FIFO – First In, First Out)</text:span></text:h>
      <text:p text:style-name="Text_20_body">Pomocí <text:span text:style-name="Source_20_Text">collections.deque</text:span> lze implementovat efektivní frontu.</text:p>
      <text:p text:style-name="Preformatted_20_Text"/>
      <text:p text:style-name="P3"><text:span text:style-name="Source_20_Text">from collections import deque</text:span></text:p>
      <text:p text:style-name="P4"/>
      <text:p text:style-name="P4"><text:span text:style-name="Source_20_Text">queue = deque(["Petr", "Lucie", "Karel"])</text:span></text:p>
      <text:p text:style-name="P4"/>
      <text:p text:style-name="P4"><text:span text:style-name="Source_20_Text"># Přidání do fronty</text:span></text:p>
      <text:p text:style-name="P4"><text:span text:style-name="Source_20_Text">queue.append("Eva")</text:span></text:p>
      <text:p text:style-name="P4"/>
      <text:p text:style-name="P4"><text:span text:style-name="Source_20_Text"># Odebrání z fronty</text:span></text:p>
      <text:p text:style-name="P4"><text:span text:style-name="Source_20_Text">print(queue.popleft()) <text:s/># Výstup: Petr</text:span></text:p>
      <text:p text:style-name="P5"><text:span text:style-name="Source_20_Text">print(queue) <text:s text:c="11"/># Výstup: deque(['Lucie', 'Karel', 'Eva'])</text:span></text:p>
      <text:p text:style-name="Horizontal_20_Line"/>
      <text:h text:style-name="Heading_20_3" text:outline-level="3"><text:span text:style-name="Strong_20_Emphasis"><text:span text:style-name="T1">22</text:span></text:span><text:span text:style-name="Strong_20_Emphasis">. Složité podmíněné třídění</text:span></text:h>
      <text:p text:style-name="Text_20_body">Můžeš provádět složitější třídění seznamů pomocí více klíčů. Například seřazení podle skóre a pak podle jména:</text:p>
      <text:p text:style-name="Preformatted_20_Text"/>
      <text:p text:style-name="P3"><text:span text:style-name="Source_20_Text">studenti = [("Petr", 90), ("Lucie", 85), ("Karel", 90), ("Eva", 75)]</text:span></text:p>
      <text:p text:style-name="P4"/>
      <text:p text:style-name="P4"><text:span text:style-name="Source_20_Text"># Nejprve seřadíme podle skóre, pak podle jména</text:span></text:p>
      <text:p text:style-name="P4"><text:span text:style-name="Source_20_Text">studenti.sort(key=lambda x: (-x[1], x[0]))</text:span></text:p>
      <text:p text:style-name="P5"><text:span text:style-name="Source_20_Text">print(studenti) <text:s/># Výstup: [('Karel', 90), ('Petr', 90), ('Lucie', 85), ('Eva', 75)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3"><text:soft-page-break/><text:span text:style-name="Strong_20_Emphasis"><text:span text:style-name="T3">Slovník</text:span></text:span><text:span text:style-name="Strong_20_Emphasis"> </text:span><text:span text:style-name="Strong_20_Emphasis"><text:span text:style-name="T2">{}</text:span></text:span></text:h>
      <text:h text:style-name="P1" text:outline-level="3"><text:span text:style-name="Strong_20_Emphasis"><text:span text:style-name="T2">1. Vytvoření a přístup ke slovníku</text:span></text:span></text:h>
      <text:h text:style-name="P1" text:outline-level="3"><text:span text:style-name="Strong_20_Emphasis"><text:span text:style-name="T2">2. Přidání nebo úprava položky ve slovníku</text:span></text:span></text:h>
      <text:h text:style-name="P1" text:outline-level="3"><text:span text:style-name="Strong_20_Emphasis"><text:span text:style-name="T2">3. Odstranění položky ze slovníku</text:span></text:span></text:h>
      <text:h text:style-name="P1" text:outline-level="3"><text:span text:style-name="Strong_20_Emphasis"><text:span text:style-name="T2">4. Iterace přes slovník</text:span></text:span></text:h>
      <text:h text:style-name="P1" text:outline-level="3"><text:span text:style-name="Strong_20_Emphasis"><text:span text:style-name="T2">5. Zjištění, zda klíč existuje ve slovníku</text:span></text:span></text:h>
      <text:h text:style-name="P1" text:outline-level="3"><text:span text:style-name="Strong_20_Emphasis"><text:span text:style-name="T2">6. Získání hodnoty s výchozí hodnotou pomocí </text:span></text:span><text:span text:style-name="Source_20_Text"><text:span text:style-name="T2">get()</text:span></text:span></text:h>
      <text:h text:style-name="P1" text:outline-level="3"><text:span text:style-name="Strong_20_Emphasis"><text:span text:style-name="T2">7. Spojování dvou slovníků</text:span></text:span></text:h>
      <text:h text:style-name="P1" text:outline-level="3"><text:span text:style-name="Strong_20_Emphasis"><text:span text:style-name="T2">8. Iterace přes klíče, hodnoty a položky slovníku</text:span></text:span></text:h>
      <text:h text:style-name="P1" text:outline-level="3"><text:span text:style-name="Strong_20_Emphasis"><text:span text:style-name="T2">9. Vnořené slovníky (Slovníky uvnitř slovníků)</text:span></text:span></text:h>
      <text:h text:style-name="P1" text:outline-level="3"><text:span text:style-name="Strong_20_Emphasis"><text:span text:style-name="T2">10. Dictionary comprehension (Slovníkové porozumění)</text:span></text:span></text:h>
      <text:h text:style-name="P1" text:outline-level="3"><text:span text:style-name="Strong_20_Emphasis"><text:span text:style-name="T2">11. Třídění slovníků podle klíčů nebo hodnot</text:span></text:span></text:h>
      <text:h text:style-name="P1" text:outline-level="3"><text:span text:style-name="Strong_20_Emphasis"><text:span text:style-name="T2">12. Počítání frekvencí prvků pomocí slovníku</text:span></text:span></text:h>
      <text:h text:style-name="P1" text:outline-level="3"><text:span text:style-name="Strong_20_Emphasis"><text:span text:style-name="T2">13. Reverzní vyhledávání ve slovníku</text:span></text:span></text:h>
      <text:h text:style-name="P1" text:outline-level="3"><text:span text:style-name="Strong_20_Emphasis"><text:span text:style-name="T2">14. Použití </text:span></text:span><text:span text:style-name="Source_20_Text"><text:span text:style-name="T2">setdefault()</text:span></text:span><text:span text:style-name="Strong_20_Emphasis"><text:span text:style-name="T2"> pro nastavení výchozích hodnot</text:span></text:span></text:h>
      <text:h text:style-name="P1" text:outline-level="3"><text:span text:style-name="Strong_20_Emphasis"><text:span text:style-name="T2">15. Použití </text:span></text:span><text:span text:style-name="Source_20_Text"><text:span text:style-name="T2">collections.defaultdict</text:span></text:span><text:span text:style-name="Strong_20_Emphasis"><text:span text:style-name="T2"> pro automatické vytváření výchozích hodnot</text:span></text:span></text:h>
      <text:h text:style-name="P1" text:outline-level="3"><text:span text:style-name="Strong_20_Emphasis"><text:span text:style-name="T2">16. Počítání výskytů pomocí </text:span></text:span><text:span text:style-name="Source_20_Text"><text:span text:style-name="T2">collections.Counter</text:span></text:span></text:h>
      <text:h text:style-name="P1" text:outline-level="3"><text:span text:style-name="Strong_20_Emphasis"><text:span text:style-name="T2">17. Zjištění maximální a minimální hodnoty ve slovníku</text:span></text:span></text:h>
      <text:h text:style-name="P1" text:outline-level="3"><text:span text:style-name="Strong_20_Emphasis"><text:span text:style-name="T2">18. Slučování slovníků s funkcí </text:span></text:span><text:span text:style-name="Source_20_Text"><text:span text:style-name="T2">ChainMap</text:span></text:span></text:h>
      <text:h text:style-name="P1" text:outline-level="3"><text:span text:style-name="Strong_20_Emphasis"><text:span text:style-name="T2">19. Kopírování slovníků (hluboká a mělká kopie)</text:span></text:span></text:h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h text:style-name="P1" text:outline-level="3"><text:soft-page-break/><text:span text:style-name="Strong_20_Emphasis"><text:span text:style-name="T2">1. Vytvoření a přístup ke slovníku</text:span></text:span></text:h>
      <text:p text:style-name="Text_20_body">Vytvoříme slovník a přistoupíme k hodnotám podle klíčů.</text:p>
      <text:p text:style-name="Preformatted_20_Text"/>
      <text:p text:style-name="P3"><text:span text:style-name="Source_20_Text"># Vytvoření slovníku</text:span></text:p>
      <text:p text:style-name="P4"><text:span text:style-name="Source_20_Text">studenti = {</text:span></text:p>
      <text:p text:style-name="P4"><text:span text:style-name="Source_20_Text"><text:s text:c="4"/>"Petr": 90,</text:span></text:p>
      <text:p text:style-name="P4"><text:span text:style-name="Source_20_Text"><text:s text:c="4"/>"Lucie": 85,</text:span></text:p>
      <text:p text:style-name="P4"><text:span text:style-name="Source_20_Text"><text:s text:c="4"/>"Karel": 92</text:span></text:p>
      <text:p text:style-name="P4"><text:span text:style-name="Source_20_Text">}</text:span></text:p>
      <text:p text:style-name="P4"/>
      <text:p text:style-name="P4"><text:span text:style-name="Source_20_Text"># Přístup k hodnotám pomocí klíčů</text:span></text:p>
      <text:p text:style-name="P4"><text:span text:style-name="Source_20_Text">print(studenti["Petr"]) <text:s/># Výstup: 90</text:span></text:p>
      <text:p text:style-name="P5"><text:span text:style-name="Source_20_Text">print(studenti["Lucie"]) <text:s/># Výstup: 85</text:span></text:p>
      <text:p text:style-name="Horizontal_20_Line"/>
      <text:h text:style-name="Heading_20_3" text:outline-level="3"><text:span text:style-name="Strong_20_Emphasis">2. Přidání nebo úprava položky ve slovníku</text:span></text:h>
      <text:p text:style-name="Text_20_body">Můžeme přidat nové klíče a hodnoty nebo upravit existující položky.</text:p>
      <text:p text:style-name="Preformatted_20_Text"/>
      <text:p text:style-name="P3"><text:span text:style-name="Source_20_Text"># Přidání nového studenta</text:span></text:p>
      <text:p text:style-name="P4"><text:span text:style-name="Source_20_Text">studenti["Eva"] = 75</text:span></text:p>
      <text:p text:style-name="P4"><text:span text:style-name="Source_20_Text">print(studenti) <text:s/># Výstup: {'Petr': 90, 'Lucie': 85, 'Karel': 92, 'Eva': 75}</text:span></text:p>
      <text:p text:style-name="P4"/>
      <text:p text:style-name="P4"><text:span text:style-name="Source_20_Text"># Úprava hodnoty existujícího klíče</text:span></text:p>
      <text:p text:style-name="P4"><text:span text:style-name="Source_20_Text">studenti["Petr"] = 95</text:span></text:p>
      <text:p text:style-name="P5"><text:span text:style-name="Source_20_Text">print(studenti) <text:s/># Výstup: {'Petr': 95, 'Lucie': 85, 'Karel': 92, 'Eva': 75}</text:span></text:p>
      <text:p text:style-name="Horizontal_20_Line"/>
      <text:h text:style-name="Heading_20_3" text:outline-level="3"><text:span text:style-name="Strong_20_Emphasis">3. Odstranění položky ze slovníku</text:span></text:h>
      <text:p text:style-name="Text_20_body">Použijeme metodu <text:span text:style-name="Source_20_Text">del</text:span> nebo <text:span text:style-name="Source_20_Text">pop()</text:span>, abychom odstranili položky.</text:p>
      <text:p text:style-name="Preformatted_20_Text"/>
      <text:p text:style-name="P3"><text:span text:style-name="Source_20_Text"># Odstranění položky pomocí del</text:span></text:p>
      <text:p text:style-name="P4"><text:span text:style-name="Source_20_Text">del studenti["Eva"]</text:span></text:p>
      <text:p text:style-name="P4"><text:span text:style-name="Source_20_Text">print(studenti) <text:s/># Výstup: {'Petr': 95, 'Lucie': 85, 'Karel': 92}</text:span></text:p>
      <text:p text:style-name="P4"/>
      <text:p text:style-name="P4"><text:span text:style-name="Source_20_Text"># Odstranění položky pomocí pop()</text:span></text:p>
      <text:p text:style-name="P4"><text:span text:style-name="Source_20_Text">znamka_karela = studenti.pop("Karel")</text:span></text:p>
      <text:p text:style-name="P4"><text:span text:style-name="Source_20_Text">print(znamka_karela) <text:s/># Výstup: 92</text:span></text:p>
      <text:p text:style-name="P5"><text:span text:style-name="Source_20_Text">print(studenti) <text:s text:c="7"/># Výstup: {'Petr': 95, 'Lucie': 85}</text:span></text:p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4. Iterace přes slovník</text:span></text:h>
      <text:p text:style-name="Text_20_body">Můžeme iterovat přes klíče, hodnoty nebo páry klíč-hodnota.</text:p>
      <text:p text:style-name="Preformatted_20_Text"/>
      <text:p text:style-name="P3"><text:span text:style-name="Source_20_Text">studenti = {"Petr": 95, "Lucie": 85}</text:span></text:p>
      <text:p text:style-name="P4"/>
      <text:p text:style-name="P4"><text:span text:style-name="Source_20_Text"># Iterace přes klíče</text:span></text:p>
      <text:p text:style-name="P4"><text:span text:style-name="Source_20_Text">for jmeno in studenti:</text:span></text:p>
      <text:p text:style-name="P4"><text:span text:style-name="Source_20_Text"><text:s text:c="4"/>print(jmeno) <text:s/># Výstup: Petr, Lucie</text:span></text:p>
      <text:p text:style-name="P4"/>
      <text:p text:style-name="P4"><text:span text:style-name="Source_20_Text"># Iterace přes hodnoty</text:span></text:p>
      <text:p text:style-name="P4"><text:span text:style-name="Source_20_Text">for znamka in studenti.values():</text:span></text:p>
      <text:p text:style-name="P4"><text:span text:style-name="Source_20_Text"><text:s text:c="4"/>print(znamka) <text:s/># Výstup: 95, 85</text:span></text:p>
      <text:p text:style-name="P4"/>
      <text:p text:style-name="P4"><text:span text:style-name="Source_20_Text"># Iterace přes páry klíč-hodnota</text:span></text:p>
      <text:p text:style-name="P4"><text:span text:style-name="Source_20_Text">for jmeno, znamka in studenti.items():</text:span></text:p>
      <text:p text:style-name="P5"><text:span text:style-name="Source_20_Text"><text:s text:c="4"/>print(f"{jmeno}: {znamka}") <text:s/># Výstup: Petr: 95, Lucie: 85</text:span></text:p>
      <text:p text:style-name="Horizontal_20_Line"/>
      <text:h text:style-name="Heading_20_3" text:outline-level="3"><text:span text:style-name="Strong_20_Emphasis">5. Zjištění, zda klíč existuje ve slovníku</text:span></text:h>
      <text:p text:style-name="Text_20_body">Pomocí operátoru <text:span text:style-name="Source_20_Text">in</text:span> zjistíme, zda je klíč ve slovníku.</text:p>
      <text:p text:style-name="Preformatted_20_Text"/>
      <text:p text:style-name="P3"><text:span text:style-name="Source_20_Text"># Zjištění, zda je "Petr" ve slovníku</text:span></text:p>
      <text:p text:style-name="P4"><text:span text:style-name="Source_20_Text">if "Petr" in studenti:</text:span></text:p>
      <text:p text:style-name="P4"><text:span text:style-name="Source_20_Text"><text:s text:c="4"/>print("Petr je ve slovníku.")</text:span></text:p>
      <text:p text:style-name="P4"/>
      <text:p text:style-name="P4"><text:span text:style-name="Source_20_Text"># Zjištění, zda je "Karel" ve slovníku</text:span></text:p>
      <text:p text:style-name="P4"><text:span text:style-name="Source_20_Text">if "Karel" not in studenti:</text:span></text:p>
      <text:p text:style-name="P5"><text:span text:style-name="Source_20_Text"><text:s text:c="4"/>print("Karel není ve slovníku.")</text:span></text:p>
      <text:p text:style-name="Horizontal_20_Line"/>
      <text:h text:style-name="Heading_20_3" text:outline-level="3"><text:span text:style-name="Strong_20_Emphasis">6. Získání hodnoty s výchozí hodnotou pomocí </text:span><text:span text:style-name="Strong_20_Emphasis"><text:span text:style-name="Source_20_Text">get()</text:span></text:span></text:h>
      <text:p text:style-name="Text_20_body">Funkce <text:span text:style-name="Source_20_Text">get()</text:span> umožňuje získat hodnotu klíče bez rizika chyby, pokud klíč neexistuje. Můžeš také specifikovat výchozí hodnotu.</text:p>
      <text:p text:style-name="Preformatted_20_Text"/>
      <text:p text:style-name="P3"><text:span text:style-name="Source_20_Text"># Získání hodnoty klíče, pokud existuje</text:span></text:p>
      <text:p text:style-name="P4"><text:span text:style-name="Source_20_Text">print(studenti.get("Petr", "Neznámý student")) <text:s/># Výstup: 95</text:span></text:p>
      <text:p text:style-name="P4"/>
      <text:p text:style-name="P4"><text:span text:style-name="Source_20_Text"># Získání výchozí hodnoty, pokud klíč neexistuje</text:span></text:p>
      <text:p text:style-name="P5"><text:span text:style-name="Source_20_Text">print(studenti.get("Karel", "Neznámý student")) <text:s/># Výstup: Neznámý student</text:span></text:p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/></text:h>
      <text:h text:style-name="Heading_20_3" text:outline-level="3"><text:span text:style-name="Strong_20_Emphasis">7. Spojování dvou slovníků</text:span></text:h>
      <text:p text:style-name="Text_20_body">Slovníky můžeš snadno spojit do jednoho. V Pythonu 3.9+ lze použít operátor <text:span text:style-name="Source_20_Text">|</text:span> nebo metodu <text:span text:style-name="Source_20_Text">update()</text:span>.</text:p>
      <text:p text:style-name="Preformatted_20_Text"/>
      <text:p text:style-name="P3"><text:span text:style-name="Source_20_Text">slovnik1 = {"a": 1, "b": 2}</text:span></text:p>
      <text:p text:style-name="P4"><text:span text:style-name="Source_20_Text">slovnik2 = {"c": 3, "d": 4}</text:span></text:p>
      <text:p text:style-name="P4"/>
      <text:p text:style-name="P4"><text:span text:style-name="Source_20_Text"># Spojení dvou slovníků pomocí operátoru |</text:span></text:p>
      <text:p text:style-name="P4"><text:span text:style-name="Source_20_Text">spojeny_slovnik = slovnik1 | slovnik2</text:span></text:p>
      <text:p text:style-name="P5"><text:span text:style-name="Source_20_Text">print(spojeny_slovnik) <text:s/># Výstup: {'a': 1, 'b': 2, 'c': 3, 'd': 4}</text:span></text:p>
      <text:p text:style-name="Text_20_body">Pokud používáš starší verzi Pythonu, můžeš použít metodu <text:span text:style-name="Source_20_Text">update()</text:span>:</text:p>
      <text:p text:style-name="Preformatted_20_Text"/>
      <text:p text:style-name="P3"><text:span text:style-name="Source_20_Text">slovnik1 = {"a": 1, "b": 2}</text:span></text:p>
      <text:p text:style-name="P4"><text:span text:style-name="Source_20_Text">slovnik2 = {"c": 3, "d": 4}</text:span></text:p>
      <text:p text:style-name="P4"/>
      <text:p text:style-name="P4"><text:span text:style-name="Source_20_Text">slovnik1.update(slovnik2)</text:span></text:p>
      <text:p text:style-name="P5"><text:span text:style-name="Source_20_Text">print(slovnik1) <text:s/># Výstup: {'a': 1, 'b': 2, 'c': 3, 'd': 4}</text:span></text:p>
      <text:p text:style-name="Horizontal_20_Line"/>
      <text:h text:style-name="Heading_20_3" text:outline-level="3"><text:span text:style-name="Strong_20_Emphasis">8. Iterace přes klíče, hodnoty a položky slovníku</text:span></text:h>
      <text:p text:style-name="Text_20_body">Můžeš iterovat přes klíče, hodnoty, nebo páry klíč-hodnota v jednom cyklu.</text:p>
      <text:p text:style-name="Preformatted_20_Text"/>
      <text:p text:style-name="P3"><text:span text:style-name="Source_20_Text">studenti = {"Petr": 90, "Lucie": 85, "Karel": 92}</text:span></text:p>
      <text:p text:style-name="P4"/>
      <text:p text:style-name="P4"><text:span text:style-name="Source_20_Text"># Iterace přes klíče</text:span></text:p>
      <text:p text:style-name="P4"><text:span text:style-name="Source_20_Text">for jmeno in studenti:</text:span></text:p>
      <text:p text:style-name="P4"><text:span text:style-name="Source_20_Text"><text:s text:c="4"/>print(jmeno)</text:span></text:p>
      <text:p text:style-name="P4"/>
      <text:p text:style-name="P4"><text:span text:style-name="Source_20_Text"># Iterace přes hodnoty</text:span></text:p>
      <text:p text:style-name="P4"><text:span text:style-name="Source_20_Text">for znamka in studenti.values():</text:span></text:p>
      <text:p text:style-name="P4"><text:span text:style-name="Source_20_Text"><text:s text:c="4"/>print(znamka)</text:span></text:p>
      <text:p text:style-name="P4"/>
      <text:p text:style-name="P4"><text:span text:style-name="Source_20_Text"># Iterace přes páry klíč-hodnota</text:span></text:p>
      <text:p text:style-name="P4"><text:span text:style-name="Source_20_Text">for jmeno, znamka in studenti.items():</text:span></text:p>
      <text:p text:style-name="P5"><text:span text:style-name="Source_20_Text"><text:s text:c="4"/>print(f"{jmeno}: {znamka}")</text:span></text:p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9. Vnořené slovníky (Slovníky uvnitř slovníků)</text:span></text:h>
      <text:p text:style-name="Text_20_body">Vnořené slovníky jsou užitečné, pokud chceš uložit komplexnější data.</text:p>
      <text:p text:style-name="Preformatted_20_Text"/>
      <text:p text:style-name="P3"><text:span text:style-name="Source_20_Text">studenti = {</text:span></text:p>
      <text:p text:style-name="P4"><text:span text:style-name="Source_20_Text"><text:s text:c="4"/>"Petr": {"znamka": 90, "vek": 20},</text:span></text:p>
      <text:p text:style-name="P4"><text:span text:style-name="Source_20_Text"><text:s text:c="4"/>"Lucie": {"znamka": 85, "vek": 19},</text:span></text:p>
      <text:p text:style-name="P4"><text:span text:style-name="Source_20_Text"><text:s text:c="4"/>"Karel": {"znamka": 92, "vek": 21}</text:span></text:p>
      <text:p text:style-name="P4"><text:span text:style-name="Source_20_Text">}</text:span></text:p>
      <text:p text:style-name="P4"/>
      <text:p text:style-name="P4"><text:span text:style-name="Source_20_Text"># Přístup k vnořeným slovníkům</text:span></text:p>
      <text:p text:style-name="P4"><text:span text:style-name="Source_20_Text">print(studenti["Petr"]["znamka"]) <text:s/># Výstup: 90</text:span></text:p>
      <text:p text:style-name="P4"/>
      <text:p text:style-name="P4"><text:span text:style-name="Source_20_Text"># Iterace přes vnořené slovníky</text:span></text:p>
      <text:p text:style-name="P4"><text:span text:style-name="Source_20_Text">for jmeno, data in studenti.items():</text:span></text:p>
      <text:p text:style-name="P5"><text:span text:style-name="Source_20_Text"><text:s text:c="4"/>print(f"{jmeno}: známka {data['znamka']}, věk {data['vek']}")</text:span></text:p>
      <text:p text:style-name="Horizontal_20_Line"/>
      <text:h text:style-name="Heading_20_3" text:outline-level="3"><text:span text:style-name="Strong_20_Emphasis">10. Dictionary comprehension (Slovníkové porozumění)</text:span></text:h>
      <text:p text:style-name="Text_20_body">Slovníkové porozumění funguje podobně jako list comprehension a umožňuje snadno vytvářet nové slovníky.</text:p>
      <text:p text:style-name="Preformatted_20_Text"/>
      <text:p text:style-name="P3"><text:span text:style-name="Source_20_Text"># Vytvoření nového slovníku, kde klíče jsou čísla a hodnoty jejich druhé mocniny</text:span></text:p>
      <text:p text:style-name="P4"><text:span text:style-name="Source_20_Text">mocniny = {x: x ** 2 for x in range(5)}</text:span></text:p>
      <text:p text:style-name="P5"><text:span text:style-name="Source_20_Text">print(mocniny) <text:s/># Výstup: {0: 0, 1: 1, 2: 4, 3: 9, 4: 16}</text:span></text:p>
      <text:p text:style-name="Text_20_body">Můžeš přidat i podmínky:</text:p>
      <text:p text:style-name="Preformatted_20_Text"/>
      <text:p text:style-name="P3"><text:span text:style-name="Source_20_Text">studenti = {"Petr": 90, "Lucie": 85, "Karel": 92, "Eva": 75}</text:span></text:p>
      <text:p text:style-name="P4"/>
      <text:p text:style-name="P4"><text:span text:style-name="Source_20_Text"># Vytvoření nového slovníku jen se studenty, kteří mají známku nad 80</text:span></text:p>
      <text:p text:style-name="P4"><text:span text:style-name="Source_20_Text">prospeli = {jmeno: znamka for jmeno, znamka in studenti.items() if znamka &gt; 80}</text:span></text:p>
      <text:p text:style-name="P5"><text:span text:style-name="Source_20_Text">print(prospeli) <text:s/># Výstup: {'Petr': 90, 'Lucie': 85, 'Karel': 92}</text:span></text:p>
      <text:p text:style-name="Horizontal_20_Line"/>
      <text:h text:style-name="Heading_20_3" text:outline-level="3"><text:span text:style-name="Strong_20_Emphasis">11. Třídění slovníků podle klíčů nebo hodnot</text:span></text:h>
      <text:p text:style-name="Text_20_body">I když slovníky jsou neuspořádané struktury, můžeš je setřídit a získat seznamy tuple.</text:p>
      <text:h text:style-name="Heading_20_4" text:outline-level="4">a) <text:span text:style-name="Strong_20_Emphasis">Třídění podle klíčů:</text:span></text:h>
      <text:p text:style-name="Preformatted_20_Text"/>
      <text:p text:style-name="P3"><text:span text:style-name="Source_20_Text">studenti = {"Petr": 90, "Lucie": 85, "Karel": 92}</text:span></text:p>
      <text:p text:style-name="P4"/>
      <text:p text:style-name="P4"><text:span text:style-name="Source_20_Text">serazeno_podle_jmena = dict(sorted(studenti.items()))</text:span></text:p>
      <text:p text:style-name="P5"><text:span text:style-name="Source_20_Text">print(serazeno_podle_jmena) <text:s/># Výstup: {'Karel': 92, 'Lucie': 85, 'Petr': 90}</text:span></text:p>
      <text:h text:style-name="Heading_20_4" text:outline-level="4">b) <text:span text:style-name="Strong_20_Emphasis">Třídění podle hodnot:</text:span></text:h>
      <text:p text:style-name="Preformatted_20_Text"/>
      <text:p text:style-name="P3"><text:span text:style-name="Source_20_Text">serazeno_podle_znamek = dict(sorted(studenti.items(), key=lambda item: item[1]))</text:span></text:p>
      <text:p text:style-name="P5"><text:span text:style-name="Source_20_Text">print(serazeno_podle_znamek) <text:s/># Výstup: {'Lucie': 85, 'Petr': 90, 'Karel': 92}</text:span></text:p>
      <text:p text:style-name="Horizontal_20_Line"/>
      <text:h text:style-name="Heading_20_3" text:outline-level="3"><text:soft-page-break/><text:span text:style-name="Strong_20_Emphasis">12. Počítání frekvencí prvků pomocí slovníku</text:span></text:h>
      <text:p text:style-name="Text_20_body">Pomocí slovníku můžeš spočítat, jak často se určitá hodnota objevuje v seznamu.</text:p>
      <text:p text:style-name="Preformatted_20_Text"/>
      <text:p text:style-name="P3"><text:span text:style-name="Source_20_Text">znamky = [90, 85, 90, 75, 85, 90]</text:span></text:p>
      <text:p text:style-name="P4"/>
      <text:p text:style-name="P4"><text:span text:style-name="Source_20_Text">frekvence = {}</text:span></text:p>
      <text:p text:style-name="P4"><text:span text:style-name="Source_20_Text">for znamka in znamky:</text:span></text:p>
      <text:p text:style-name="P4"><text:span text:style-name="Source_20_Text"><text:s text:c="4"/>if znamka in frekvence:</text:span></text:p>
      <text:p text:style-name="P4"><text:span text:style-name="Source_20_Text"><text:s text:c="8"/>frekvence[znamka] += 1</text:span></text:p>
      <text:p text:style-name="P4"><text:span text:style-name="Source_20_Text"><text:s text:c="4"/>else:</text:span></text:p>
      <text:p text:style-name="P4"><text:span text:style-name="Source_20_Text"><text:s text:c="8"/>frekvence[znamka] = 1</text:span></text:p>
      <text:p text:style-name="P4"/>
      <text:p text:style-name="P5"><text:span text:style-name="Source_20_Text">print(frekvence) <text:s/># Výstup: {90: 3, 85: 2, 75: 1}</text:span></text:p>
      <text:p text:style-name="Horizontal_20_Line"/>
      <text:h text:style-name="Heading_20_3" text:outline-level="3"><text:span text:style-name="Strong_20_Emphasis">13. Reverzní vyhledávání ve slovníku</text:span></text:h>
      <text:p text:style-name="Text_20_body">Pokud potřebuješ najít klíč podle hodnoty, můžeš provést reverzní vyhledávání. Tento způsob pracuje s případem, kdy hodnoty nemusí být jedinečné.</text:p>
      <text:p text:style-name="Preformatted_20_Text"/>
      <text:p text:style-name="P3"><text:span text:style-name="Source_20_Text">studenti = {"Petr": 90, "Lucie": 85, "Karel": 92, "Eva": 85}</text:span></text:p>
      <text:p text:style-name="P4"/>
      <text:p text:style-name="P4"><text:span text:style-name="Source_20_Text"># Najdeme studenty, kteří mají známku 85</text:span></text:p>
      <text:p text:style-name="P4"><text:span text:style-name="Source_20_Text">jmena = [klic for klic, hodnota in studenti.items() if hodnota == 85]</text:span></text:p>
      <text:p text:style-name="P5"><text:span text:style-name="Source_20_Text">print(jmena) <text:s/># Výstup: ['Lucie', 'Eva']</text:span></text:p>
      <text:p text:style-name="Horizontal_20_Line"/>
      <text:h text:style-name="Heading_20_3" text:outline-level="3"><text:span text:style-name="Strong_20_Emphasis">14. Použití </text:span><text:span text:style-name="Strong_20_Emphasis"><text:span text:style-name="Source_20_Text">setdefault()</text:span></text:span><text:span text:style-name="Strong_20_Emphasis"> pro nastavení výchozích hodnot</text:span></text:h>
      <text:p text:style-name="Text_20_body">Metoda <text:span text:style-name="Source_20_Text">setdefault()</text:span> vrací hodnotu pro zadaný klíč, pokud existuje. Pokud klíč neexistuje, přidá ho se zadanou výchozí hodnotou.</text:p>
      <text:p text:style-name="Preformatted_20_Text"/>
      <text:p text:style-name="P3"><text:span text:style-name="Source_20_Text">studenti = {"Petr": 90, "Lucie": 85}</text:span></text:p>
      <text:p text:style-name="P4"/>
      <text:p text:style-name="P4"><text:span text:style-name="Source_20_Text"># Získání existujícího klíče</text:span></text:p>
      <text:p text:style-name="P4"><text:span text:style-name="Source_20_Text">print(studenti.setdefault("Petr", 0)) <text:s/># Výstup: 90</text:span></text:p>
      <text:p text:style-name="P4"/>
      <text:p text:style-name="P4"><text:span text:style-name="Source_20_Text"># Přidání nového klíče s výchozí hodnotou</text:span></text:p>
      <text:p text:style-name="P4"><text:span text:style-name="Source_20_Text">print(studenti.setdefault("Eva", 75)) <text:s/># Výstup: 75</text:span></text:p>
      <text:p text:style-name="P5"><text:span text:style-name="Source_20_Text">print(studenti) <text:s/># Výstup: {'Petr': 90, 'Lucie': 85, 'Eva': 75}</text:span></text:p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15. Použití </text:span><text:span text:style-name="Strong_20_Emphasis"><text:span text:style-name="Source_20_Text">collections.defaultdict</text:span></text:span><text:span text:style-name="Strong_20_Emphasis"> pro automatické vytváření výchozích hodnot</text:span></text:h>
      <text:p text:style-name="Text_20_body"><text:span text:style-name="Source_20_Text">defaultdict</text:span> z modulu <text:span text:style-name="Source_20_Text">collections</text:span> ti umožní automaticky vytvářet výchozí hodnoty pro neexistující klíče.</text:p>
      <text:p text:style-name="Preformatted_20_Text"/>
      <text:p text:style-name="P3"><text:span text:style-name="Source_20_Text">from collections import defaultdict</text:span></text:p>
      <text:p text:style-name="P4"/>
      <text:p text:style-name="P4"><text:span text:style-name="Source_20_Text"># Slovník, který automaticky vytváří seznamy pro nové klíče</text:span></text:p>
      <text:p text:style-name="P4"><text:span text:style-name="Source_20_Text">slovnik = defaultdict(list)</text:span></text:p>
      <text:p text:style-name="P4"/>
      <text:p text:style-name="P4"><text:span text:style-name="Source_20_Text">slovnik["ovoce"].append("jablko")</text:span></text:p>
      <text:p text:style-name="P4"><text:span text:style-name="Source_20_Text">slovnik["ovoce"].append("banán")</text:span></text:p>
      <text:p text:style-name="P4"><text:span text:style-name="Source_20_Text">slovnik["zelenina"].append("mrkev")</text:span></text:p>
      <text:p text:style-name="P4"/>
      <text:p text:style-name="P5"><text:span text:style-name="Source_20_Text">print(slovnik) <text:s/># Výstup: defaultdict(&lt;class 'list'&gt;, {'ovoce': ['jablko', 'banán'], 'zelenina': ['mrkev']})</text:span></text:p>
      <text:p text:style-name="Horizontal_20_Line"/>
      <text:h text:style-name="Heading_20_3" text:outline-level="3"><text:span text:style-name="Strong_20_Emphasis">16. Počítání výskytů pomocí </text:span><text:span text:style-name="Strong_20_Emphasis"><text:span text:style-name="Source_20_Text">collections.Counter</text:span></text:span></text:h>
      <text:p text:style-name="Text_20_body"><text:span text:style-name="Source_20_Text">Counter</text:span> je speciální typ slovníku pro počítání výskytů prvků. Je užitečný, když chceš zjistit, jak často se dané hodnoty vyskytují.</text:p>
      <text:p text:style-name="Preformatted_20_Text"/>
      <text:p text:style-name="P3"><text:span text:style-name="Source_20_Text">from collections import Counter</text:span></text:p>
      <text:p text:style-name="P4"/>
      <text:p text:style-name="P4"><text:span text:style-name="Source_20_Text">znamky = [90, 85, 90, 75, 85, 90]</text:span></text:p>
      <text:p text:style-name="P4"/>
      <text:p text:style-name="P4"><text:span text:style-name="Source_20_Text"># Počítání výskytů známek</text:span></text:p>
      <text:p text:style-name="P4"><text:span text:style-name="Source_20_Text">counter = Counter(znamky)</text:span></text:p>
      <text:p text:style-name="P4"><text:span text:style-name="Source_20_Text">print(counter) <text:s/># Výstup: Counter({90: 3, 85: 2, 75: 1})</text:span></text:p>
      <text:p text:style-name="P4"/>
      <text:p text:style-name="P4"><text:span text:style-name="Source_20_Text"># Získání nejčastějších prvků</text:span></text:p>
      <text:p text:style-name="P4"><text:span text:style-name="Source_20_Text">nejcastejsi = counter.most_common(1)</text:span></text:p>
      <text:p text:style-name="P5"><text:span text:style-name="Source_20_Text">print(nejcastejsi) <text:s/># Výstup: [(90, 3)]</text:span></text:p>
      <text:p text:style-name="Horizontal_20_Line"/>
      <text:h text:style-name="Heading_20_3" text:outline-level="3"><text:span text:style-name="Strong_20_Emphasis">17. Zjištění maximální a minimální hodnoty ve slovníku</text:span></text:h>
      <text:p text:style-name="Text_20_body">Můžeš najít klíče s nejvyšší nebo nejnižší hodnotou pomocí funkcí <text:span text:style-name="Source_20_Text">max()</text:span> a <text:span text:style-name="Source_20_Text">min()</text:span>.</text:p>
      <text:p text:style-name="Preformatted_20_Text"/>
      <text:p text:style-name="P3"><text:span text:style-name="Source_20_Text">studenti = {"Petr": 90, "Lucie": 85, "Karel": 92, "Eva": 75}</text:span></text:p>
      <text:p text:style-name="P4"/>
      <text:p text:style-name="P4"><text:span text:style-name="Source_20_Text"># Najdeme studenta s nejvyšší známkou</text:span></text:p>
      <text:p text:style-name="P4"><text:span text:style-name="Source_20_Text">nejlepsi_student = max(studenti, key=studenti.get)</text:span></text:p>
      <text:p text:style-name="P4"><text:span text:style-name="Source_20_Text">print(nejlepsi_student) <text:s/># Výstup: Karel</text:span></text:p>
      <text:p text:style-name="P4"/>
      <text:p text:style-name="P4"><text:span text:style-name="Source_20_Text"># Najdeme studenta s nejnižší známkou</text:span></text:p>
      <text:p text:style-name="P4"><text:span text:style-name="Source_20_Text">nejhorsi_student = min(studenti, key=studenti.get)</text:span></text:p>
      <text:p text:style-name="P5"><text:span text:style-name="Source_20_Text">print(nejhorsi_student) <text:s/># Výstup: Eva</text:span></text:p>
      <text:p text:style-name="Horizontal_20_Line"/>
      <text:h text:style-name="Heading_20_3" text:outline-level="3"><text:soft-page-break/><text:span text:style-name="Strong_20_Emphasis">18. Slučování slovníků s funkcí </text:span><text:span text:style-name="Strong_20_Emphasis"><text:span text:style-name="Source_20_Text">ChainMap</text:span></text:span></text:h>
      <text:p text:style-name="Text_20_body">Modul <text:span text:style-name="Source_20_Text">collections</text:span> obsahuje třídu <text:span text:style-name="Source_20_Text">ChainMap</text:span>, která ti umožní spojit více slovníků do jednoho, aniž bys musel skutečně vytvářet nový slovník.</text:p>
      <text:p text:style-name="Preformatted_20_Text"/>
      <text:p text:style-name="P3"><text:span text:style-name="Source_20_Text">from collections import ChainMap</text:span></text:p>
      <text:p text:style-name="P4"/>
      <text:p text:style-name="P4"><text:span text:style-name="Source_20_Text">slovnik1 = {"a": 1, "b": 2}</text:span></text:p>
      <text:p text:style-name="P4"><text:span text:style-name="Source_20_Text">slovnik2 = {"b": 3, "c": 4}</text:span></text:p>
      <text:p text:style-name="P4"/>
      <text:p text:style-name="P4"><text:span text:style-name="Source_20_Text"># Sloučení slovníků</text:span></text:p>
      <text:p text:style-name="P4"><text:span text:style-name="Source_20_Text">spojene_slovniky = ChainMap(slovnik1, slovnik2)</text:span></text:p>
      <text:p text:style-name="P4"/>
      <text:p text:style-name="P4"><text:span text:style-name="Source_20_Text"># Přístup ke klíčům</text:span></text:p>
      <text:p text:style-name="P4"><text:span text:style-name="Source_20_Text">print(spojene_slovniky["a"]) <text:s/># Výstup: 1 (z prvního slovníku)</text:span></text:p>
      <text:p text:style-name="P4"><text:span text:style-name="Source_20_Text">print(spojene_slovniky["b"]) <text:s/># Výstup: 2 (první výskyt klíče "b")</text:span></text:p>
      <text:p text:style-name="P5"><text:span text:style-name="Source_20_Text">print(spojene_slovniky["c"]) <text:s/># Výstup: 4 (z druhého slovníku)</text:span></text:p>
      <text:p text:style-name="Horizontal_20_Line"/>
      <text:h text:style-name="Heading_20_3" text:outline-level="3"><text:span text:style-name="Strong_20_Emphasis">19. Kopírování slovníků (hluboká a mělká kopie)</text:span></text:h>
      <text:p text:style-name="Text_20_body">Můžeš vytvořit mělkou nebo hlubokou kopii slovníku. Mělká kopie zkopíruje pouze referenci na vnořené objekty, zatímco hluboká kopie zkopíruje celé vnořené objekty.</text:p>
      <text:h text:style-name="Heading_20_4" text:outline-level="4">a) <text:span text:style-name="Strong_20_Emphasis">Mělká kopie pomocí </text:span><text:span text:style-name="Strong_20_Emphasis"><text:span text:style-name="Source_20_Text">copy()</text:span></text:span></text:h>
      <text:p text:style-name="Preformatted_20_Text"/>
      <text:p text:style-name="P3"><text:span text:style-name="Source_20_Text">slovnik1 = {"a": 1, "b": {"c": 3}}</text:span></text:p>
      <text:p text:style-name="P4"/>
      <text:p text:style-name="P4"><text:span text:style-name="Source_20_Text"># Mělká kopie</text:span></text:p>
      <text:p text:style-name="P4"><text:span text:style-name="Source_20_Text">slovnik2 = slovnik1.copy()</text:span></text:p>
      <text:p text:style-name="P4"/>
      <text:p text:style-name="P4"><text:span text:style-name="Source_20_Text"># Změna vnořeného slovníku ovlivní oba slovníky</text:span></text:p>
      <text:p text:style-name="P4"><text:span text:style-name="Source_20_Text">slovnik1["b"]["c"] = 5</text:span></text:p>
      <text:p text:style-name="P5"><text:span text:style-name="Source_20_Text">print(slovnik2["b"]["c"]) <text:s/># Výstup: 5</text:span></text:p>
      <text:h text:style-name="Heading_20_4" text:outline-level="4">b) <text:span text:style-name="Strong_20_Emphasis">Hluboká kopie pomocí </text:span><text:span text:style-name="Strong_20_Emphasis"><text:span text:style-name="Source_20_Text">deepcopy()</text:span></text:span></text:h>
      <text:p text:style-name="Preformatted_20_Text"/>
      <text:p text:style-name="P3"><text:span text:style-name="Source_20_Text">import copy</text:span></text:p>
      <text:p text:style-name="P4"/>
      <text:p text:style-name="P4"><text:span text:style-name="Source_20_Text">slovnik1 = {"a": 1, "b": {"c": 3}}</text:span></text:p>
      <text:p text:style-name="P4"/>
      <text:p text:style-name="P4"><text:span text:style-name="Source_20_Text"># Hluboká kopie</text:span></text:p>
      <text:p text:style-name="P4"><text:span text:style-name="Source_20_Text">slovnik2 = copy.deepcopy(slovnik1)</text:span></text:p>
      <text:p text:style-name="P4"/>
      <text:p text:style-name="P4"><text:span text:style-name="Source_20_Text"># Změna vnořeného slovníku neovlivní kopii</text:span></text:p>
      <text:p text:style-name="P4"><text:span text:style-name="Source_20_Text">slovnik1["b"]["c"] = 5</text:span></text:p>
      <text:p text:style-name="P5"><text:span text:style-name="Source_20_Text">print(slovnik2["b"]["c"]) <text:s/># Výstup: 3</text:span></text:p>
      <text:p text:style-name="P2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1:51:55.171000000</meta:creation-date>
    <dc:date>2024-09-16T10:01:21.373000000</dc:date>
    <meta:editing-duration>PT22H9M26S</meta:editing-duration>
    <meta:editing-cycles>1</meta:editing-cycles>
    <meta:generator>LibreOffice/7.6.7.2$Windows_X86_64 LibreOffice_project/dd47e4b30cb7dab30588d6c79c651f218165e3c5</meta:generator>
    <meta:document-statistic meta:table-count="0" meta:image-count="0" meta:object-count="0" meta:page-count="17" meta:paragraph-count="459" meta:word-count="2711" meta:character-count="18427" meta:non-whitespace-character-count="15957"/>
  </office:meta>
</office:document-meta>
</file>